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54e9c0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4" style:family="paragraph" style:parent-style-name="Heading_20_4">
      <style:paragraph-properties fo:margin-top="0cm" fo:margin-bottom="0.499cm" style:contextual-spacing="false" fo:line-height="150%"/>
    </style:style>
    <style:style style:name="P5" style:family="paragraph" style:parent-style-name="Heading_20_3">
      <style:paragraph-properties fo:margin-top="0cm" fo:margin-bottom="0.499cm" style:contextual-spacing="false" fo:line-height="150%"/>
    </style:style>
    <style:style style:name="P6" style:family="paragraph" style:parent-style-name="Text_20_body" style:list-style-name="L2">
      <style:paragraph-properties fo:margin-top="0cm" fo:margin-bottom="0.499cm" style:contextual-spacing="false" fo:line-height="150%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.101cm" fo:margin-bottom="0.499cm" style:contextual-spacing="false"/>
      <style:text-properties fo:font-size="14pt" officeooo:rsid="005460e8" officeooo:paragraph-rsid="005460e8" style:font-size-asian="14pt" style:font-size-complex="14pt"/>
    </style:style>
    <style:style style:name="P9" style:family="paragraph" style:parent-style-name="Opening_5f_Verse">
      <style:text-properties officeooo:paragraph-rsid="005460e8"/>
    </style:style>
    <style:style style:name="P1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460e8" officeooo:paragraph-rsid="005460e8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520bd6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style:text-underline-style="none" officeooo:rsid="0051d68a" style:text-blinking="false" fo:background-color="transparent" loext:char-shading-value="0" style:font-size-asian="14pt" style:font-size-complex="14pt"/>
    </style:style>
    <style:style style:name="T2" style:family="text">
      <style:text-properties officeooo:rsid="00533e8b"/>
    </style:style>
    <style:style style:name="T3" style:family="text">
      <style:text-properties officeooo:rsid="0051d68a"/>
    </style:style>
    <style:style style:name="T4" style:family="text">
      <style:text-properties officeooo:rsid="0050d310"/>
    </style:style>
    <style:style style:name="T5" style:family="text">
      <style:text-properties fo:font-size="14pt" officeooo:rsid="0042820b" style:font-size-asian="14pt" style:font-size-complex="14pt"/>
    </style:style>
    <style:style style:name="T6" style:family="text">
      <style:text-properties fo:font-size="14pt" officeooo:rsid="00495328" style:font-size-asian="14pt" style:font-size-complex="14pt"/>
    </style:style>
    <style:style style:name="T7" style:family="text">
      <style:text-properties fo:font-size="14pt" officeooo:rsid="0053756b" style:font-size-asian="14pt" style:font-size-complex="14pt"/>
    </style:style>
    <style:style style:name="T8" style:family="text">
      <style:text-properties fo:font-size="14pt" officeooo:rsid="005460e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<text:span text:style-name="T1">Psalm 36:5-10</text:span>) / <text:span text:style-name="Strong_20_Emphasis">Opening prayer</text:span> (John A)</text:p>
      <text:p text:style-name="P2"><text:span text:style-name="Strong_20_Emphasis">Praise</text:span>: <text:span text:style-name="Emphasis">Reformation Song</text:span></text:p>
      <text:p text:style-name="P2"><text:span text:style-name="Strong_20_Emphasis">Bible Reading</text:span>: Revelation 20:11-15 (Pam)</text:p>
      <text:p text:style-name="P2"><text:span text:style-name="Strong_20_Emphasis">Announcements</text:span> (JA)</text:p>
      <text:list text:style-name="L1">
        <text:list-item>
          <text:p text:style-name="P3">Working Bee - thanks everybody</text:p>
        </text:list-item>
        <text:list-item>
          <text:p text:style-name="P3">Newcomers Lunch 22nd</text:p>
        </text:list-item>
        <text:list-item>
          <text:p text:style-name="P3"/>
        </text:list-item>
      </text:list>
      <text:p text:style-name="P2"><text:span text:style-name="Strong_20_Emphasis">Sunday School</text:span> (Jack &amp; Luke)</text:p>
      <text:p text:style-name="P2"><text:span text:style-name="Strong_20_Emphasis">Praise</text:span>: <text:span text:style-name="Emphasis">His Mercy Is More</text:span></text:p>
      <text:p text:style-name="P2"><text:span text:style-name="Strong_20_Emphasis">Prayer for the church and the world</text:span>  (JA)</text:p>
      <text:p text:style-name="P2"><text:span text:style-name="Strong_20_Emphasis">Bible reading</text:span>: Romans 2:1-16 (Callum)</text:p>
      <text:p text:style-name="P2"><text:span text:style-name="Strong_20_Emphasis">Praise</text:span>: <text:span text:style-name="Emphasis">Only A Holy God</text:span> (Offering)</text:p>
      <text:h text:style-name="P4" text:outline-level="4"><text:span text:style-name="Strong_20_Emphasis">Sermon</text:span>: “GOD’S JUDGEMENT” (OB)</text:h>
      <text:p text:style-name="P2"><text:span text:style-name="Strong_20_Emphasis">Praise</text:span>: <text:span text:style-name="Emphasis">Christ Our Hope In Life And Death</text:span></text:p>
      <text:p text:style-name="P2"><text:span text:style-name="Strong_20_Emphasis">Benediction</text:span> (OB)</text:p>
      <text:p text:style-name="P2"><text:span text:style-name="Strong_20_Emphasis">Sermon Outline</text:span></text:p>
      <text:h text:style-name="P5" text:outline-level="3">“GOD’S JUDGEMENT”   (Romans 2:1-16)</text:h>
      <text:p text:style-name="P2">Introduction - The Judge becomes the Judged</text:p>
      <text:list text:style-name="L2">
        <text:list-item>
          <text:p text:style-name="P6">God Judges <text:span text:style-name="T2">u</text:span>s on who <text:span text:style-name="T2">w</text:span>e really <text:span text:style-name="T2">a</text:span>re (v1-5)</text:p>
        </text:list-item>
        <text:list-item>
          <text:p text:style-name="P6">God Judges <text:span text:style-name="T2">u</text:span>s on what we <text:span text:style-name="T2">d</text:span>o (v6-11)</text:p>
        </text:list-item>
        <text:list-item>
          <text:p text:style-name="P6">God Judges <text:span text:style-name="T2">u</text:span>s on what we <text:span text:style-name="T2">k</text:span>now (v12-16)</text:p>
        </text:list-item>
      </text:list>
      <text:p text:style-name="P2">Conclusion - The Black Cloth of Reality</text:p>
      <text:p text:style-name="P7"><text:span text:style-name="Strong_20_Emphasis">Call to Worship</text:span> <text:span text:style-name="T3">(Psalm 36:5-10) </text:span><text:span text:style-name="T4">&amp;</text:span> <text:span text:style-name="Strong_20_Emphasis">Opening prayer</text:span> </text:p>
      <text:p text:style-name="P8">We have gathered to glorify the God Who has saved us, so let us worship God together. Hear these words from Psalm 36, as our introduction to our first hymn...</text:p>
      <text:p text:style-name="P9">[5] Your love, Lord, reaches to the heavens, your faithfulness to the skies.</text:p>
      <text:p text:style-name="P9">[6] Your righteousness is like the highest mountains, your justice like the great deep. You, Lord, preserve both people and animals.</text:p>
      <text:p text:style-name="P9">[7] How priceless is your unfailing love, O God! People take refuge in the shadow of your wings.</text:p>
      <text:p text:style-name="P9">[8] They feast in the abundance of your house; you give them drink from your river of delights.</text:p>
      <text:p text:style-name="P9">[9] For with you is the fountain of life; in your light we see light.</text:p>
      <text:p text:style-name="P9">[10] Continue your love to those who know you, your righteousness to the upright in heart.</text:p>
      <text:p text:style-name="P10">Let us stand and sing to glorify our God...</text:p>
      <text:p text:style-name="P11"><text:span text:style-name="T5">[</text:span><text:span text:style-name="T6">R</text:span><text:span text:style-name="T7">eformation Song </text:span><text:span text:style-name="T8">(Glory to God alone)</text:span><text:span text:style-name="T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33e8b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5</text:span><text:span text:style-name="MT2">th</text:span> <text:span text:style-name="MT1">March</text:span><text:span text:style-name="MT3"> 202</text:span><text:span text:style-name="MT1">6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3-14T15:28:12.750106640</dc:date>
    <meta:editing-duration>PT6H55M45S</meta:editing-duration>
    <meta:editing-cycles>52</meta:editing-cycles>
    <meta:generator>LibreOffice/25.8.5.2$Linux_X86_64 LibreOffice_project/580$Build-2</meta:generator>
    <meta:print-date>2026-03-14T15:23:50.265183123</meta:print-date>
    <meta:printed-by>PDF files</meta:printed-by>
    <meta:document-statistic meta:table-count="0" meta:image-count="0" meta:object-count="0" meta:page-count="2" meta:paragraph-count="33" meta:word-count="282" meta:character-count="1573" meta:non-whitespace-character-count="1325"/>
  </office:meta>
</office:document-meta>
</file>